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Einführung in die technische Informatik</text:p>
      <text:p text:style-name="P2">Rechnerarchitektur Praktikum 1</text:p>
      <text:p text:style-name="P3">Praktikumsbericht Gruppe 1: Benjamin Probst, Tim Hanel</text:p>
      <text:p text:style-name="P4">Aufgabe 1: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en" style:country-asian="GB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latzhaltertext" style:display-name="Platzhaltertext" style:family="text" style:parent-style-name="Absatz-Standardschriftart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fc3dba4, f9d8dff6</meta:initial-creator>
    <dc:creator>Benjamin-Elias Probst</dc:creator>
    <meta:creation-date>2022-12-06T17:45:00Z</meta:creation-date>
    <dc:date>2022-12-14T16:21:00Z</dc:date>
    <meta:print-date>2022-12-11T14:00:00Z</meta:print-date>
    <meta:template xlink:href="Normal.dotm" xlink:type="simple"/>
    <meta:editing-cycles>27</meta:editing-cycles>
    <meta:editing-duration>PT0S</meta:editing-duration>
    <meta:document-statistic meta:page-count="1" meta:paragraph-count="1" meta:word-count="18" meta:character-count="137" meta:row-count="1" meta:non-whitespace-character-count="120"/>
  </office:meta>
</office:document-meta>
</file>